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style:text-underline-style="solid" style:text-underline-width="auto" style:text-underline-color="font-color" fo:font-weight="bold" officeooo:rsid="00067be9" officeooo:paragraph-rsid="00067b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12pt" style:text-underline-style="none" fo:font-weight="bold" officeooo:rsid="0022d1b3" officeooo:paragraph-rsid="0022d1b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67be9" officeooo:paragraph-rsid="00067be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4b009" officeooo:paragraph-rsid="0014b00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72ba3" officeooo:paragraph-rsid="00172b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d1b3" officeooo:paragraph-rsid="0022d1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082e5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122c2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df2f0" officeooo:paragraph-rsid="000df2f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4b009" officeooo:paragraph-rsid="0014b00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a1ee3" officeooo:paragraph-rsid="001a1ee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6666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cc00" fo:font-size="12pt" style:text-underline-style="none" fo:font-weight="bold" officeooo:rsid="000f452e" officeooo:paragraph-rsid="000f452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67be9" officeooo:paragraph-rsid="00067be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f452e" officeooo:paragraph-rsid="000f452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1a1ee3" officeooo:paragraph-rsid="001a1ee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ff" fo:font-size="14pt" style:text-underline-style="none" fo:font-weight="bold" officeooo:rsid="0022d1b3" officeooo:paragraph-rsid="0022d1b3" style:font-size-asian="14pt" style:font-weight-asian="bold" style:font-size-complex="14pt" style:font-weight-complex="bold"/>
    </style:style>
    <style:style style:name="P22" style:family="paragraph" style:parent-style-name="Standard" style:list-style-name="L10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color="#000000" fo:font-size="12pt" style:text-underline-style="none" fo:font-weight="normal" officeooo:rsid="00082e57" officeooo:paragraph-rsid="000a161b" style:font-size-asian="10.5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beb3a" officeooo:paragraph-rsid="000beb3a" style:font-size-asian="10.5pt" style:font-weight-asian="normal" style:font-size-complex="12pt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ca362" officeooo:paragraph-rsid="000ca362" style:font-size-asian="10.5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28" style:family="paragraph" style:parent-style-name="Standard" style:list-style-name="L12">
      <style:paragraph-properties fo:text-align="start" style:justify-single-word="false"/>
      <style:text-properties fo:color="#000000" fo:font-size="12pt" style:text-underline-style="none" fo:font-weight="normal" officeooo:rsid="0012b19f" officeooo:paragraph-rsid="0012b19f" style:font-size-asian="10.5pt" style:font-weight-asian="normal" style:font-size-complex="12pt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fo:color="#000000" fo:font-size="12pt" style:text-underline-style="none" fo:font-weight="normal" officeooo:rsid="0014b009" officeooo:paragraph-rsid="0014b009" style:font-size-asian="10.5pt" style:font-weight-asian="normal" style:font-size-complex="12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57207" officeooo:paragraph-rsid="00157207" style:font-size-asian="10.5pt" style:font-weight-asian="normal" style:font-size-complex="12pt" style:font-weight-complex="normal"/>
    </style:style>
    <style:style style:name="P31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6dbef" officeooo:paragraph-rsid="0016dbef" style:font-size-asian="10.5pt" style:font-weight-asian="normal" style:font-size-complex="12pt" style:font-weight-complex="normal"/>
    </style:style>
    <style:style style:name="P32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72ba3" officeooo:paragraph-rsid="00172ba3" style:font-size-asian="10.5pt" style:font-weight-asian="normal" style:font-size-complex="12pt" style:font-weight-complex="normal"/>
    </style:style>
    <style:style style:name="P33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010b" officeooo:paragraph-rsid="001c010b" style:font-size-asian="10.5pt" style:font-weight-asian="normal" style:font-size-complex="12pt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bc02" officeooo:paragraph-rsid="001cbc02" style:font-size-asian="10.5pt" style:font-weight-asian="normal" style:font-size-complex="12pt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d8670" officeooo:paragraph-rsid="001d8670" style:font-size-asian="10.5pt" style:font-weight-asian="normal" style:font-size-complex="12pt" style:font-weight-complex="normal"/>
    </style:style>
    <style:style style:name="P36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9cac" officeooo:paragraph-rsid="001c9cac" style:font-size-asian="10.5pt" style:font-weight-asian="normal" style:font-size-complex="12pt" style:font-weight-complex="normal"/>
    </style:style>
    <style:style style:name="P37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eee8c" officeooo:paragraph-rsid="001eee8c" style:font-size-asian="10.5pt" style:font-weight-asian="normal" style:font-size-complex="12pt" style:font-weight-complex="normal"/>
    </style:style>
    <style:style style:name="P38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215c00" officeooo:paragraph-rsid="00215c00" style:font-size-asian="10.5pt" style:font-weight-asian="normal" style:font-size-complex="12pt" style:font-weight-complex="normal"/>
    </style:style>
    <style:style style:name="P39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22d1b3" officeooo:paragraph-rsid="0022d1b3" style:font-size-asian="10.5pt" style:font-weight-asian="normal" style:font-size-complex="12pt" style:font-weight-complex="normal"/>
    </style:style>
    <style:style style:name="P40" style:family="paragraph" style:parent-style-name="Standard" style:list-style-name="L16">
      <style:paragraph-properties fo:text-align="start" style:justify-single-word="false"/>
      <style:text-properties fo:color="#000000" fo:font-size="12pt" style:text-underline-style="none" fo:font-weight="normal" officeooo:rsid="00247a4e" officeooo:paragraph-rsid="00247a4e" style:font-size-asian="10.5pt" style:font-weight-asian="normal" style:font-size-complex="12pt" style:font-weight-complex="normal"/>
    </style:style>
    <style:style style:name="P41" style:family="paragraph" style:parent-style-name="Standard" style:list-style-name="L16">
      <style:paragraph-properties fo:text-align="start" style:justify-single-word="false"/>
      <style:text-properties fo:color="#000000" fo:font-size="12pt" style:text-underline-style="none" fo:font-weight="normal" officeooo:rsid="0024cdbc" officeooo:paragraph-rsid="0024cdbc" style:font-size-asian="10.5pt" style:font-weight-asian="normal" style:font-size-complex="12pt" style:font-weight-complex="normal"/>
    </style:style>
    <style:style style:name="P42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bold" officeooo:rsid="0016dbef" officeooo:paragraph-rsid="0016dbe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a1ee3" officeooo:paragraph-rsid="0026d057" style:font-size-asian="10.5pt" style:font-weight-asian="bold" style:font-size-complex="12pt" style:font-weight-complex="bold"/>
    </style:style>
    <style:style style:name="P44" style:family="paragraph" style:parent-style-name="Standard" style:list-style-name="L10">
      <style:paragraph-properties fo:text-align="start" style:justify-single-word="false"/>
      <style:text-properties officeooo:paragraph-rsid="000a161b"/>
    </style:style>
    <style:style style:name="P45" style:family="paragraph" style:parent-style-name="Standard" style:list-style-name="L16">
      <style:paragraph-properties fo:text-align="start" style:justify-single-word="false"/>
      <style:text-properties officeooo:paragraph-rsid="0024cdbc"/>
    </style:style>
    <style:style style:name="P46" style:family="paragraph" style:parent-style-name="Standard" style:list-style-name="L16">
      <style:paragraph-properties fo:text-align="start" style:justify-single-word="false"/>
      <style:text-properties officeooo:paragraph-rsid="00258373"/>
    </style:style>
    <style:style style:name="P47" style:family="paragraph" style:parent-style-name="Standard">
      <style:paragraph-properties fo:text-align="start" style:justify-single-word="false"/>
      <style:text-properties officeooo:paragraph-rsid="00258373"/>
    </style:style>
    <style:style style:name="P48" style:family="paragraph" style:parent-style-name="Standard" style:list-style-name="L16">
      <style:paragraph-properties fo:text-align="start" style:justify-single-word="false"/>
      <style:text-properties officeooo:rsid="0026d057" officeooo:paragraph-rsid="0026d057"/>
    </style:style>
    <style:style style:name="P49" style:family="paragraph" style:parent-style-name="Standard">
      <style:paragraph-properties fo:text-align="start" style:justify-single-word="false"/>
      <style:text-properties fo:color="#0000ff" fo:font-size="14pt" style:text-underline-style="none" fo:font-weight="bold" officeooo:rsid="0022d1b3" officeooo:paragraph-rsid="0026d05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ff" fo:font-size="12pt" style:text-underline-style="none" fo:font-weight="normal" officeooo:rsid="0022d1b3" officeooo:paragraph-rsid="0026d057" style:font-size-asian="10.5pt" style:font-weight-asian="normal" style:font-size-complex="12pt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officeooo:rsid="00285251" officeooo:paragraph-rsid="00285251"/>
    </style:style>
    <style:style style:name="P52" style:family="paragraph" style:parent-style-name="Standard">
      <style:paragraph-properties fo:text-align="start" style:justify-single-word="false"/>
      <style:text-properties officeooo:rsid="00285251" officeooo:paragraph-rsid="00285251"/>
    </style:style>
    <style:style style:name="P53" style:family="paragraph" style:parent-style-name="Standard" style:list-style-name="L16">
      <style:paragraph-properties fo:text-align="start" style:justify-single-word="false"/>
      <style:text-properties officeooo:rsid="002a24e9" officeooo:paragraph-rsid="002a24e9"/>
    </style:style>
    <style:style style:name="P54" style:family="paragraph">
      <style:paragraph-properties fo:text-align="center"/>
    </style:style>
    <style:style style:name="T1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82e57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24cdbc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258373" style:font-size-asian="10.5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26d057" style:font-size-asian="10.5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2a24e9" style:font-size-asian="10.5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bold" officeooo:rsid="00082e57" style:font-size-asian="10.5pt" style:font-weight-asian="bold" style:font-size-complex="12pt" style:font-weight-complex="bold"/>
    </style:style>
    <style:style style:name="T8" style:family="text">
      <style:text-properties officeooo:rsid="000c3223"/>
    </style:style>
    <style:style style:name="T9" style:family="text">
      <style:text-properties officeooo:rsid="00191ebd"/>
    </style:style>
    <style:style style:name="T10" style:family="text">
      <style:text-properties officeooo:rsid="001c00ae"/>
    </style:style>
    <style:style style:name="T11" style:family="text">
      <style:text-properties officeooo:rsid="00235136"/>
    </style:style>
    <style:style style:name="T12" style:family="text">
      <style:text-properties officeooo:rsid="0025837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950e"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ncée du projet au fil des semaines</text:p>
      <text:p text:style-name="P1"/>
      <text:p text:style-name="P18">Semaine n°1 <text:span text:style-name="T9">(29.01.16)</text:span></text:p>
      <text:p text:style-name="P3"/>
      <text:list xml:id="list3343483289912506800" text:style-name="L10">
        <text:list-item>
          <text:p text:style-name="P22">Etude du sujet</text:p>
        </text:list-item>
        <text:list-item>
          <text:p text:style-name="P22">Compréhension du sujet et de ce qu'on doit faire</text:p>
        </text:list-item>
        <text:list-item>
          <text:p text:style-name="P22">Diagramme « bête à cornes »</text:p>
        </text:list-item>
        <text:list-item>
          <text:p text:style-name="P22">Diagramme pieuvre</text:p>
        </text:list-item>
        <text:list-item>
          <text:p text:style-name="P22">Commencement du diagramme FAST</text:p>
          <text:list>
            <text:list-item>
              <text:p text:style-name="P22">Manque d'informations</text:p>
            </text:list-item>
            <text:list-item>
              <text:p text:style-name="P22">Envoi d'un mail à M. Saint Bauzel</text:p>
              <text:list>
                <text:list-item>
                  <text:p text:style-name="P23">La liste la plus complète possible des capteurs qui seront reliés aux FPGA</text:p>
                </text:list-item>
                <text:list-item>
                  <text:p text:style-name="P44">La liste la plus complète possible des actionneurs &amp; capteurs reliés aux IHM</text:p>
                </text:list-item>
                <text:list-item>
                  <text:p text:style-name="P44">Le détail des caractéristiques du FPGA développée par le client (dimension, mémoire, fréquence d'horloge, nombre de port série GPIO, et autres périphériques, datasheet complète ?)</text:p>
                </text:list-item>
                <text:list-item>
                  <text:p text:style-name="P44">L'avis sur la communication sans fils (proposition LiFi, WiFi, Bluetooth, Infrared, RFID…)</text:p>
                </text:list-item>
                <text:list-item>
                  <text:p text:style-name="P44">Les différentes propositions de date pour les salons sur l'énergie nucléaire</text:p>
                </text:list-item>
                <text:list-item>
                  <text:p text:style-name="P44">Une préférence sur le protocole de dialogue inter FPGA utilisé ? (I2C, CAN, serial..?)</text:p>
                </text:list-item>
                <text:list-item>
                  <text:p text:style-name="P44">Motivations d'une carte FPGA ?</text:p>
                </text:list-item>
              </text:list>
            </text:list-item>
            <text:list-item>
              <text:p text:style-name="P44"><text:span text:style-name="T2">A revoir avec lui en </text:span><text:span text:style-name="T7">semaine n°2</text:span></text:p>
            </text:list-item>
          </text:list>
        </text:list-item>
      </text:list>
      <text:p text:style-name="P4"/>
      <text:p text:style-name="P10">Avancée correcte</text:p>
      <text:p text:style-name="P4"/>
      <text:p text:style-name="P17">Semaine n°2 <text:span text:style-name="T9">(02.02.16)</text:span></text:p>
      <text:p text:style-name="P15"/>
      <text:list xml:id="list7916813520984065310" text:style-name="L11">
        <text:list-item>
          <text:p text:style-name="P24">Mail revu avec M. Saint Bauzel</text:p>
        </text:list-item>
        <text:list-item>
          <text:p text:style-name="P24">Diagramme « bête à corne »</text:p>
        </text:list-item>
        <text:list-item>
          <text:p text:style-name="P24">Diagramme « pieuvre »</text:p>
        </text:list-item>
        <text:list-item>
          <text:p text:style-name="P24">Diagramme FAST</text:p>
        </text:list-item>
        <text:list-item>
          <text:p text:style-name="P24">Pas de réponses du client → <text:span text:style-name="T8">on utilisera des Leds, interrupteurs, …</text:span></text:p>
        </text:list-item>
        <text:list-item>
          <text:p text:style-name="P25">Revue du cahier de recette avec Mme Chotin-Avot</text:p>
          <text:list>
            <text:list-item>
              <text:p text:style-name="P26">Quelques choses à ajouter/modifier</text:p>
            </text:list-item>
          </text:list>
        </text:list-item>
      </text:list>
      <text:p text:style-name="P5"/>
      <text:p text:style-name="P12">Validation de l'analyse fonctionnelle</text:p>
      <text:p text:style-name="P12"/>
      <text:list xml:id="list8850019725009534517" text:style-name="L12">
        <text:list-item>
          <text:p text:style-name="P27">Commencement du CDCF</text:p>
        </text:list-item>
        <text:list-item>
          <text:p text:style-name="P28">Commencement de l'étude de coût</text:p>
        </text:list-item>
      </text:list>
      <text:p text:style-name="P6"/>
      <text:p text:style-name="P11">Avancée correcte</text:p>
      <text:p text:style-name="P16"/>
      <text:p text:style-name="P19">Semaine n°3 <text:span text:style-name="T9">(09.02.16)</text:span></text:p>
      <text:p text:style-name="P6"/>
      <text:list xml:id="list7249246236069850715" text:style-name="L13">
        <text:list-item>
          <text:p text:style-name="P29">CDCF à continuer</text:p>
        </text:list-item>
        <text:list-item>
          <text:p text:style-name="P29">Etude de coût</text:p>
        </text:list-item>
      </text:list>
      <text:p text:style-name="P13">Notre client : M. SAINT BAUZEL</text:p>
      <text:p text:style-name="P7"/>
      <text:p text:style-name="P7"><draw:rect text:anchor-type="paragraph" draw:z-index="12" draw:style-name="gr5" draw:text-style-name="P54" svg:width="1.456cm" svg:height="6.986cm" svg:x="15.259cm" svg:y="1.111cm"><text:p text:style-name="P54">Leds</text:p></draw:rect><draw:rect text:anchor-type="paragraph" draw:z-index="11" draw:style-name="gr5" draw:text-style-name="P54" svg:width="1.456cm" svg:height="6.986cm" svg:x="0.628cm" svg:y="1.164cm"><text:p text:style-name="P54">Boutons</text:p><text:p text:style-name="P54"/><text:p text:style-name="P54">Switch</text:p><text:p text:style-name="P54"/><text:p text:style-name="P54">Potentio</text:p></draw:rect><draw:line text:anchor-type="paragraph" draw:z-index="10" draw:style-name="gr4" draw:text-style-name="P54" svg:x1="13.989cm" svg:y1="1.72cm" svg:x2="15.497cm" svg:y2="1.72cm"><text:p/></draw:line><draw:line text:anchor-type="paragraph" draw:z-index="9" draw:style-name="gr4" draw:text-style-name="P54" svg:x1="13.963cm" svg:y1="6.006cm" svg:x2="15.603cm" svg:y2="6.006cm"><text:p/></draw:line><draw:line text:anchor-type="paragraph" draw:z-index="8" draw:style-name="gr4" draw:text-style-name="P54" svg:x1="13.963cm" svg:y1="3.625cm" svg:x2="15.498cm" svg:y2="3.625cm"><text:p/></draw:line><draw:line text:anchor-type="paragraph" draw:z-index="7" draw:style-name="gr4" draw:text-style-name="P54" svg:x1="1.58cm" svg:y1="6.244cm" svg:x2="3.009cm" svg:y2="6.244cm"><text:p/></draw:line><draw:line text:anchor-type="paragraph" draw:z-index="6" draw:style-name="gr4" draw:text-style-name="P54" svg:x1="1.554cm" svg:y1="3.969cm" svg:x2="3.089cm" svg:y2="3.969cm"><text:p/></draw:line><draw:line text:anchor-type="paragraph" draw:z-index="5" draw:style-name="gr4" draw:text-style-name="P54" svg:x1="1.528cm" svg:y1="1.931cm" svg:x2="3.116cm" svg:y2="1.931cm"><text:p/></draw:line><draw:rect text:anchor-type="paragraph" draw:z-index="4" draw:style-name="gr3" draw:text-style-name="P54" svg:width="0.98cm" svg:height="7.092cm" svg:x="13.381cm" svg:y="1.138cm"><text:p/></draw:rect><draw:rect text:anchor-type="paragraph" draw:z-index="3" draw:style-name="gr3" draw:text-style-name="P54" svg:width="0.98cm" svg:height="7.092cm" svg:x="2.559cm" svg:y="1.164cm"><text:p/></draw:rect><draw:rect text:anchor-type="paragraph" draw:z-index="2" draw:style-name="gr2" draw:text-style-name="P54" svg:width="2.805cm" svg:height="0.477cm" svg:x="7.057cm" svg:y="6.826cm"><text:p text:style-name="P54">RS232</text:p></draw:rect><draw:rect text:anchor-type="paragraph" draw:z-index="1" draw:style-name="gr1" draw:text-style-name="P54" svg:width="4.499cm" svg:height="7.092cm" svg:x="9.862cm" svg:y="1.138cm"><text:p text:style-name="P54">FPGA 2</text:p></draw:rect><draw:rect text:anchor-type="paragraph" draw:z-index="0" draw:style-name="gr1" draw:text-style-name="P54" svg:width="4.499cm" svg:height="7.092cm" svg:x="2.559cm" svg:y="1.164cm"><text:p text:style-name="P54">FPGA 1</text:p></draw:rect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5035238195272108572" text:style-name="L14">
        <text:list-item>
          <text:p text:style-name="P30">Utilisation que de GPIO</text:p>
        </text:list-item>
        <text:list-item>
          <text:p text:style-name="P31">Discussion avec Mme CHOTIN AVOT</text:p>
          <text:list>
            <text:list-item>
              <text:p text:style-name="P31">Dire sur quoi on s'engage</text:p>
            </text:list-item>
            <text:list-item>
              <text:p text:style-name="P31">« Si on a le temps on peut faire … »</text:p>
            </text:list-item>
            <text:list-item>
              <text:p text:style-name="P31">Figer les choses sur ce qu'on est sûr d'avoir dans les prochaines semaines</text:p>
            </text:list-item>
            <text:list-item>
              <text:p text:style-name="P31">pré configuration</text:p>
            </text:list-item>
            <text:list-item>
              <text:p text:style-name="P31">Programmation lorsqu'on connecte les cartes ? </text:p>
              <text:list>
                <text:list-item>
                  <text:p text:style-name="P31">Si on connecte les cartes, y a-t-il une carte qui dit quoi afficher sur l'autre ?</text:p>
                </text:list-item>
                <text:list-item>
                  <text:p text:style-name="P31">Plug&amp;Play = + dur</text:p>
                  <text:list>
                    <text:list-item>
                      <text:p text:style-name="P31">Rajouter une diffucultée ? Pas obligatoire mais bien pour nous</text:p>
                      <text:list>
                        <text:list-item>
                          <text:p text:style-name="P31">A formuler, à écrire pour montrer qu'on y a pensé (reconfiguration dynamique)</text:p>
                        </text:list-item>
                        <text:list-item>
                          <text:p text:style-name="P31">Savoir ce qu'il a en entrée ou en sortie</text:p>
                        </text:list-item>
                        <text:list-item>
                          <text:p text:style-name="P31">La carte s'adaptera lorsqu'on plugera</text:p>
                        </text:list-item>
                        <text:list-item>
                          <text:p text:style-name="P42">Intéressant</text:p>
                        </text:list-item>
                        <text:list-item>
                          <text:p text:style-name="P31">Bitstream intelligent qui se chargera d'envoyer les informations</text:p>
                        </text:list-item>
                        <text:list-item>
                          <text:p text:style-name="P31">C'est la première carte qui programmera la deuxième</text:p>
                          <text:list>
                            <text:list-item>
                              <text:p text:style-name="P31">Logiciel qui le permet ???</text:p>
                            </text:list-item>
                            <text:list-item>
                              <text:p text:style-name="P32">Reconfigur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Validation de l'analyse fonctionnelle</text:p>
            </text:list-item>
            <text:list-item>
              <text:p text:style-name="P32">CDCF à continuer</text:p>
            </text:list-item>
            <text:list-item>
              <text:p text:style-name="P32">Configurer les identifiants ?</text:p>
            </text:list-item>
          </text:list>
        </text:list-item>
      </text:list>
      <text:p text:style-name="P8"/>
      <text:p text:style-name="P14">Avancée correcte</text:p>
      <text:p text:style-name="P14"/>
      <text:p text:style-name="P20">Semaine n°4 <text:span text:style-name="T10">(16.02.16)</text:span></text:p>
      <text:p text:style-name="P20"/>
      <text:list xml:id="list2057484368538600398" text:style-name="L15">
        <text:list-item>
          <text:p text:style-name="P33">CDCF en version propre et jolie</text:p>
        </text:list-item>
        <text:list-item>
          <text:p text:style-name="P33">Gantt final</text:p>
        </text:list-item>
        <text:list-item>
          <text:p text:style-name="P33">Etude de coût de notre solution</text:p>
        </text:list-item>
        <text:list-item>
          <text:p text:style-name="P34">Tutos Altera pour la carte</text:p>
        </text:list-item>
        <text:list-item>
          <text:p text:style-name="P35"><text:soft-page-break/>Mme CHOTIN AVOT</text:p>
          <text:list>
            <text:list-item>
              <text:p text:style-name="P35">Absente dans 2 semaines</text:p>
            </text:list-item>
          </text:list>
        </text:list-item>
        <text:list-item>
          <text:p text:style-name="P36">Client EDF qui vient à 10h30</text:p>
          <text:list>
            <text:list-item>
              <text:p text:style-name="P37">CR dans le dossier DiversAutres</text:p>
            </text:list-item>
            <text:list-item>
              <text:p text:style-name="P38">Sujet mal compris</text:p>
            </text:list-item>
          </text:list>
        </text:list-item>
        <text:list-item>
          <text:p text:style-name="P39">Revu avec M. SAINT BAUZEL au sujet du projet</text:p>
          <text:list>
            <text:list-item>
              <text:p text:style-name="P39">on garde l'idée initiale afin de rajouter des entrées</text:p>
            </text:list-item>
          </text:list>
        </text:list-item>
        <text:list-item>
          <text:p text:style-name="P39">Comparaison des différentes solutions conceptuelles possibles</text:p>
          <text:list>
            <text:list-item>
              <text:p text:style-name="P39">pas d'argent → rester sur la DE1</text:p>
            </text:list-item>
          </text:list>
        </text:list-item>
        <text:list-item>
          <text:p text:style-name="P39">CDCF fini</text:p>
        </text:list-item>
        <text:list-item>
          <text:p text:style-name="P39">Gantt fini</text:p>
        </text:list-item>
        <text:list-item>
          <text:p text:style-name="P39">Etude du bus CAN et de la carte de développement DE1</text:p>
        </text:list-item>
      </text:list>
      <text:p text:style-name="P9"/>
      <text:p text:style-name="P2">Léger retard</text:p>
      <text:p text:style-name="P2"/>
      <text:p text:style-name="P21">Semaine n°5 <text:span text:style-name="T11">(23.02.16)</text:span></text:p>
      <text:p text:style-name="P9"/>
      <text:list xml:id="list8136566180182996599" text:style-name="L16">
        <text:list-item>
          <text:p text:style-name="P40">Propositions d'implémentations</text:p>
        </text:list-item>
        <text:list-item>
          <text:p text:style-name="P41">Mme CHOTIN AVOT</text:p>
          <text:list>
            <text:list-item>
              <text:p text:style-name="P41">Plug and play : pas de norme, conventions, c'est à nous de l'implémenter</text:p>
              <text:list>
                <text:list-item>
                  <text:p text:style-name="P41">Propre à chaque système d'exploitation</text:p>
                </text:list-item>
                <text:list-item>
                  <text:p text:style-name="P41">A nous de l'inventer</text:p>
                </text:list-item>
                <text:list-item>
                  <text:p text:style-name="P41">Configuration du FPGA via JTAG</text:p>
                </text:list-item>
                <text:list-item>
                  <text:p text:style-name="P41">Faire passer de la configuration sur pin GPIO ?</text:p>
                </text:list-item>
              </text:list>
            </text:list-item>
            <text:list-item>
              <text:p text:style-name="P45"><text:span text:style-name="T3">Livret</text:span></text:p>
              <text:list>
                <text:list-item>
                  <text:p text:style-name="P45"><text:span text:style-name="T3">Contient les objectifs attendus</text:span></text:p>
                </text:list-item>
                <text:list-item>
                  <text:p text:style-name="P45"><text:span text:style-name="T3">Rempli chaque semaine avec l'encadrant</text:span></text:p>
                </text:list-item>
                <text:list-item>
                  <text:p text:style-name="P45"><text:span text:style-name="T3">Si des choses pas acquises, on revient dessus les autres semaines</text:span></text:p>
                </text:list-item>
              </text:list>
            </text:list-item>
          </text:list>
        </text:list-item>
        <text:list-item>
          <text:p text:style-name="P46"><text:span text:style-name="T4">Renseignements sur le plug &amp; play avec FPGA cyclone II (Gwendoline)</text:span></text:p>
          <text:list>
            <text:list-item>
              <text:p text:style-name="P48"><text:span text:style-name="T4">D</text:span><text:span text:style-name="T1">atasheets : données utiles regroupées</text:span></text:p>
            </text:list-item>
            <text:list-item>
              <text:p text:style-name="P48"><text:span text:style-name="T1">EPCS4 : permet de garder en mémoire un code même si la carte s'éteint</text:span></text:p>
              <text:list>
                <text:list-item>
                  <text:p text:style-name="P53"><text:span text:style-name="T1">Tranformer le fichier du code en .pof </text:span></text:p>
                </text:list-item>
                <text:list-item>
                  <text:p text:style-name="P53"><text:span text:style-name="T1">Mettre le code sur la carte</text:span></text:p>
                </text:list-item>
                <text:list-item>
                  <text:p text:style-name="P48"><text:span text:style-name="T1">Normalement OK →</text:span><text:span text:style-name="T6"> A valider encore</text:span></text:p>
                </text:list-item>
              </text:list>
            </text:list-item>
            <text:list-item>
              <text:p text:style-name="P48">Faire communiquer 2 cartes via active serial</text:p>
              <text:list>
                <text:list-item>
                  <text:p text:style-name="P48">les pins : ok</text:p>
                </text:list-item>
                <text:list-item>
                  <text:p text:style-name="P48">ou les trouver ? A approfondir</text:p>
                </text:list-item>
              </text:list>
            </text:list-item>
          </text:list>
        </text:list-item>
        <text:list-item>
          <text:p text:style-name="P46"><text:span text:style-name="T4">Code sur quartus des boutons et leds </text:span><text:span text:style-name="T5">+ mise en place électronique </text:span><text:span text:style-name="T4">(Jingwei </text:span><text:span text:style-name="T5">&amp; Morgan</text:span><text:span text:style-name="T4">)</text:span></text:p>
          <text:list>
            <text:list-item>
              <text:p text:style-name="P51"><text:span text:style-name="T4">B</text:span><text:span text:style-name="T1">outons qui allument des Leds via la carte : OK</text:span></text:p>
            </text:list-item>
            <text:list-item>
              <text:p text:style-name="P51"><text:span text:style-name="T1">Les boutons qui font des choses différentes (compte, décompte, reset)</text:span></text:p>
            </text:list-item>
          </text:list>
        </text:list-item>
      </text:list>
      <text:p text:style-name="P52"><text:span text:style-name="T1"/></text:p>
      <text:p text:style-name="P47"/>
      <text:p text:style-name="P43"><text:span text:style-name="T12">Avancée correcte</text:span></text:p>
      <text:p text:style-name="P43"/>
      <text:p text:style-name="P49"><text:span text:style-name="T12">Semaine n°6</text:span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8:24:14.395898979</meta:creation-date>
    <dc:date>2016-02-23T17:53:46.968718640</dc:date>
    <meta:editing-duration>PT10H15M45S</meta:editing-duration>
    <meta:editing-cycles>31</meta:editing-cycles>
    <meta:generator>LibreOffice/4.2.8.2$Linux_x86 LibreOffice_project/420m0$Build-2</meta:generator>
    <meta:document-statistic meta:table-count="0" meta:image-count="0" meta:object-count="0" meta:page-count="3" meta:paragraph-count="100" meta:word-count="704" meta:character-count="3779" meta:non-whitespace-character-count="3259"/>
  </office:meta>
</office:document-meta>
</file>